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form="urn:oasis:names:tc:opendocument:xmlns:form:1.0" xmlns:script="urn:oasis:names:tc:opendocument:xmlns:script:1.0"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fice="urn:oasis:names:tc:opendocument:xmlns:office:1.0" xmlns:math="http://www.w3.org/1998/Math/MathML" xmlns:svg="urn:oasis:names:tc:opendocument:xmlns:svg-compatible:1.0" xmlns:dr3d="urn:oasis:names:tc:opendocument:xmlns:dr3d:1.0" xmlns:table="urn:oasis:names:tc:opendocument:xmlns:table:1.0" xmlns:xsd="http://www.w3.org/2001/XMLSchema" xmlns:xsi="http://www.w3.org/2001/XMLSchema-instance" xmlns:chart="urn:oasis:names:tc:opendocument:xmlns:chart:1.0" xmlns:draw="urn:oasis:names:tc:opendocument:xmlns:drawing:1.0" xmlns:style="urn:oasis:names:tc:opendocument:xmlns:style:1.0" xmlns:dom="http://www.w3.org/2001/xml-events" xmlns:number="urn:oasis:names:tc:opendocument:xmlns:datastyle:1.0" office:version="1.0">
  <office:scripts/>
  <office:font-face-decls/>
  <office:automatic-styles>
    <style:style style:name="rststyle-tableoption" style:family="table">
      <style:table-properties table:align="left" style:width="17.59cm" style:shadow="none"/>
    </style:style>
    <style:style style:name="rststyle-tableoption.A" style:family="table-column">
      <style:table-column-properties style:column-width="4.999cm"/>
    </style:style>
    <style:style style:name="rststyle-tableoption.B" style:family="table-column">
      <style:table-column-properties style:column-width="12.587cm"/>
    </style:style>
    <style:style style:name="rststyle-tableoption.A1" style:family="table-cell">
      <style:table-cell-properties fo:border-top="0.035cm solid #000000" fo:background-color="transparent" fo:padding="0.097cm" fo:border-left="0.035cm solid #000000" fo:border-right="none" fo:border-bottom="0.035cm solid #000000">
        <style:background-image/>
      </style:table-cell-properties>
    </style:style>
    <style:style style:name="rststyle-tableoption.B1" style:family="table-cell">
      <style:table-cell-properties fo:border="0.035cm solid #000000" fo:padding="0.097cm"/>
    </style:style>
    <style:style style:name="rststyle-tableoption.A2" style:family="table-cell">
      <style:table-cell-properties fo:border-top="none" fo:border-left="0.035cm solid #000000" fo:border-right="none" fo:padding="0.097cm" fo:border-bottom="0.035cm solid #000000"/>
    </style:style>
    <style:style style:name="rststyle-tableoption.B2" style:family="table-cell">
      <style:table-cell-properties fo:border-top="none" fo:border-left="0.035cm solid #000000" fo:border-right="0.035cm solid #000000" fo:padding="0.097cm" fo:border-bottom="0.035cm solid #000000"/>
    </style:style>
  </office:automatic-styles>
  <office:body>
    <office:text>
      <text:h text:outline-level="1" text:style-name="rststyle-heading1">Odtwriter for Docutils</text:h>
      <text:section text:style-name="Sect1" text:name="Section1"><text:p text:style-name="rststyle-textbody"><text:span text:style-name="rststyle-strong">Author: </text:span></text:p><text:p text:style-name="rststyle-blockindent">Dave Kuhlman</text:p><text:p text:style-name="rststyle-textbody"><text:span text:style-name="rststyle-strong">Address: </text:span></text:p><text:p text:style-name="rststyle-blockindent"><text:a xlink:type="simple" xlink:href="mailto:dkuhlman@rexx.com">dkuhlman@rexx.com</text:a>
<text:a xlink:type="simple" xlink:href="http://www.rexx.com/~dkuhlman">http://www.rexx.com/~dkuhlman</text:a></text:p><text:p text:style-name="rststyle-textbody"><text:span text:style-name="rststyle-strong">Revision: </text:span>1.0b</text:p>1.0b<text:p text:style-name="rststyle-textbody"><text:span text:style-name="rststyle-strong">Date: </text:span>Dec. 19, 2006</text:p>Dec. 19, 2006<text:p text:style-name="rststyle-textbody"><text:span text:style-name="rststyle-strong">Copyright: </text:span></text:p><text:p text:style-name="rststyle-blockindent">Copyright (c) 2006 Dave Kuhlman.  All Rights Reserved.
This software is subject to the provisions of the MIT License
<text:a xlink:type="simple" xlink:href="http://www.opensource.org/licenses/mit-license.php">http://www.opensource.org/licenses/mit-license.php</text:a>.</text:p></text:section>
      <text:p text:style-name="rststyle-horizontalline"/>
      <text:p text:style-name="rststyle-centeredtextbody"><text:span text:style-name="rststyle-strong">Abstract</text:span></text:p>
      <text:p text:style-name="rststyle-textbody">This document describes the Docutils odtwriter.</text:p>
      <text:p text:style-name="rststyle-horizontalline"/>
      <text:p text:style-name="rststyle-centeredtextbody"><text:span text:style-name="rststyle-strong">Contents</text:span></text:p>
      <text:list text:style-name="rststyle-bulletlist">
        <text:list-item>
          <text:p text:style-name="rststyle-bulletitem"><text:a xlink:type="simple" xlink:href="#introduction">Introduction</text:a></text:p>
        </text:list-item>
        <text:list-item>
          <text:p text:style-name="rststyle-bulletitem"><text:a xlink:type="simple" xlink:href="#how-to-install-it">How to Install It</text:a></text:p>
        </text:list-item>
        <text:list-item>
          <text:p text:style-name="rststyle-bulletitem"><text:a xlink:type="simple" xlink:href="#how-to-use-it">How to Use It</text:a></text:p>
          <text:list text:style-name="rststyle-bulletlist">
            <text:list-item>
              <text:p text:style-name="rststyle-bulletitem"><text:a xlink:type="simple" xlink:href="#command-line-flags">Command line flags</text:a></text:p>
            </text:list-item>
          </text:list>
        </text:list-item>
        <text:list-item>
          <text:p text:style-name="rststyle-bulletitem"><text:a xlink:type="simple" xlink:href="#styles">Styles</text:a></text:p>
          <text:list text:style-name="rststyle-bulletlist">
            <text:list-item>
              <text:p text:style-name="rststyle-bulletitem"><text:a xlink:type="simple" xlink:href="#styles-used-by-odtwriter">Styles used by odtwriter</text:a></text:p>
              <text:list text:style-name="rststyle-bulletlist">
                <text:list-item>
                  <text:p text:style-name="rststyle-bulletitem"><text:a xlink:type="simple" xlink:href="#paragraph-styles">Paragraph styles</text:a></text:p>
                </text:list-item>
                <text:list-item>
                  <text:p text:style-name="rststyle-bulletitem"><text:a xlink:type="simple" xlink:href="#character-styles">Character styles</text:a></text:p>
                </text:list-item>
              </text:list>
            </text:list-item>
            <text:list-item>
              <text:p text:style-name="rststyle-bulletitem"><text:a xlink:type="simple" xlink:href="#table-styles">Table styles</text:a></text:p>
            </text:list-item>
          </text:list>
        </text:list-item>
        <text:list-item>
          <text:p text:style-name="rststyle-bulletitem"><text:a xlink:type="simple" xlink:href="#hints-and-suggestions">Hints and Suggestions</text:a></text:p>
          <text:list text:style-name="rststyle-bulletlist">
            <text:list-item>
              <text:p text:style-name="rststyle-bulletitem"><text:a xlink:type="simple" xlink:href="#table-of-contents">Table of contents</text:a></text:p>
            </text:list-item>
            <text:list-item>
              <text:p text:style-name="rststyle-bulletitem"><text:a xlink:type="simple" xlink:href="#syntax-highlighting">Syntax highlighting</text:a></text:p>
            </text:list-item>
          </text:list>
        </text:list-item>
      </text:list>
      <text:p text:style-name="rststyle-horizontalline"/>
      <text:section text:style-name="Sect1" text:name="Section2"><text:h text:outline-level="1" text:style-name="rststyle-heading1">1   Introduction</text:h>1   <text:p text:style-name="rststyle-textbody">What it does -- <text:span text:style-name="rststyle-inlineliteral">rst2odt.py/odtwriter.py</text:span> translate reST
(reStructuredText) into a Open Document Format <text:span text:style-name="rststyle-inlineliteral">.odt</text:span> file.  You
can learn more about here:</text:p><text:list text:style-name="rststyle-bulletlist"><text:list-item><text:p text:style-name="rststyle-bulletitem"><text:a xlink:type="simple" xlink:href="http://www.oasis-open.org/committees/tc_home.php?wg_abbrev=office">OASIS Open Document Format for Office Applications
(OpenDocument) TC</text:a></text:p></text:list-item><text:list-item><text:p text:style-name="rststyle-bulletitem"><text:a xlink:type="simple" xlink:href="http://en.wikipedia.org/wiki/OpenDocument">Open Document at Wikipedia</text:a></text:p></text:list-item></text:list></text:section>
      <text:section text:style-name="Sect1" text:name="Section3"><text:h text:outline-level="1" text:style-name="rststyle-heading1">2   How to Install It</text:h>2   <text:p text:style-name="rststyle-textbody">Requirements -- <text:span text:style-name="rststyle-inlineliteral">odtwriter</text:span> requires:</text:p><text:list text:style-name="rststyle-bulletlist"><text:list-item><text:p text:style-name="rststyle-bulletitem">Python</text:p></text:list-item><text:list-item><text:p text:style-name="rststyle-bulletitem">A sufficiently recent version of Docutils.</text:p></text:list-item><text:list-item><text:p text:style-name="rststyle-bulletitem">Either of the following:</text:p><text:list text:style-name="rststyle-bulletlist"><text:list-item><text:p text:style-name="rststyle-bulletitem">ElementTree -- See: <text:a xlink:type="simple" xlink:href="http://effbot.org/zone/element-index.htm">http://effbot.org/zone/element-index.htm</text:a></text:p></text:list-item><text:list-item><text:p text:style-name="rststyle-bulletitem">Lxml -- See: <text:a xlink:type="simple" xlink:href="http://codespeak.net/lxml/">http://codespeak.net/lxml/</text:a></text:p></text:list-item></text:list><text:p text:style-name="rststyle-bulletitem"><text:span text:style-name="rststyle-inlineliteral">odtwriter</text:span> will try first to use Lxml, and if it is not
installed will use ElementTree.</text:p></text:list-item></text:list><text:p text:style-name="rststyle-textbody">Install <text:span text:style-name="rststyle-inlineliteral">odtwriter</text:span> with the standard Python installation
commands:</text:p><text:p xmlns:text="urn:oasis:names:tc:opendocument:xmlns:text:1.0" text:style-name="rststyle-codeblock">$ python setup.py build</text:p><text:p xmlns:text="urn:oasis:names:tc:opendocument:xmlns:text:1.0" text:style-name="rststyle-codeblock">$ python setup.py install       # as root</text:p><text:p text:style-name="rststyle-textbody">This will install <text:span text:style-name="rststyle-inlineliteral">rst2odt.py</text:span> in your <text:span text:style-name="rststyle-inlineliteral">bin</text:span> directory and the
odtwriter and the styles file under <text:span text:style-name="rststyle-inlineliteral">docutils/writers/odtwriter</text:span>
within your Docutils installation.</text:p></text:section>
      <text:section text:style-name="Sect1" text:name="Section4"><text:h text:outline-level="1" text:style-name="rststyle-heading1">3   How to Use It</text:h>3   <text:p text:style-name="rststyle-textbody">Run it from the command line as follows:</text:p><text:p xmlns:text="urn:oasis:names:tc:opendocument:xmlns:text:1.0" text:style-name="rststyle-codeblock">$ rst2odt.py myinput.txt myoutput.odt</text:p><text:p text:style-name="rststyle-textbody">To see usage information and to learn about command line flags
that you can use, run the following:</text:p><text:p xmlns:text="urn:oasis:names:tc:opendocument:xmlns:text:1.0" text:style-name="rststyle-codeblock">$ rst2odt.py --help</text:p><text:p text:style-name="rststyle-textbody">Examples:</text:p><text:p xmlns:text="urn:oasis:names:tc:opendocument:xmlns:text:1.0" text:style-name="rststyle-codeblock">$ rst2odt.py -s -g python_comments.txt python_comments.odt</text:p><text:p xmlns:text="urn:oasis:names:tc:opendocument:xmlns:text:1.0" text:style-name="rststyle-codeblock"/><text:p xmlns:text="urn:oasis:names:tc:opendocument:xmlns:text:1.0" text:style-name="rststyle-codeblock">$ rst2odt.py --source-url=odtwriter.txt --generator --stylesheet-path=/myconfigs/styles.odt odtwriter.txt odtwriter.odt</text:p><text:section text:style-name="Sect2" text:name="Section5"><text:h text:outline-level="2" text:style-name="rststyle-heading2">3.1   Command line flags</text:h>3.1   <text:p text:style-name="rststyle-textbody">The following command line flags are specific to <text:span text:style-name="rststyle-inlineliteral">odtwriter</text:span>:</text:p><table:table table:name="rststyle-tableoption" table:style-name="rststyle-tableoption"><table:table-column table:style-name="rststyle-tableoption.A"/><table:table-column table:style-name="rststyle-tableoption.B"/><table:table-header-rows><table:table-row><table:table-cell office:value-type="string" table:style-name="rststyle-tableoption.A1"><text:p text:style-name="Table_20_Heading">Option</text:p></table:table-cell><table:table-cell office:value-type="string" table:style-name="rststyle-tableoption.B1"><text:p text:style-name="Table_20_Heading">Description</text:p></table:table-cell></table:table-row></table:table-header-rows><table:table-row><table:table-cell office:value-type="string" table:style-name="Table0.A2"><text:p text:style-name="Table_20_Contents">--stylesheet=&lt;URL&gt;</text:p>&lt;URL&gt;</table:table-cell><table:table-cell office:value-type="string" table:style-name="Table0.B2"><text:p text:style-name="Table_20_Contents">Specify a stylesheet URL, used verbatim.  Overrides
--stylesheet-path.</text:p></table:table-cell></table:table-row><table:table-row><table:table-cell office:value-type="string" table:style-name="Table0.A2"><text:p text:style-name="Table_20_Contents">--stylesheet-path=&lt;file&gt;</text:p>&lt;file&gt;</table:table-cell><table:table-cell office:value-type="string" table:style-name="Table0.B2"><text:p text:style-name="Table_20_Contents">Specify a stylesheet file, relative to the current
working directory.  The path is adjusted relative to
the output ODF file.  Overrides --stylesheet.
Default: "/usr/local/lib/python2.5/site-
packages/docutils/writers/odtwriter/styles.odt"</text:p></table:table-cell></table:table-row><table:table-row><table:table-cell office:value-type="string" table:style-name="Table0.A2"><text:p text:style-name="Table_20_Contents">--cloak-email-addresses</text:p>--cloak-email-addresses</table:table-cell><table:table-cell office:value-type="string" table:style-name="Table0.B2"><text:p text:style-name="Table_20_Contents">Obfuscate email addresses to confuse harvesters while
still keeping email links usable with standards-
compliant browsers.</text:p></table:table-cell></table:table-row><table:table-row><table:table-cell office:value-type="string" table:style-name="Table0.A2"><text:p text:style-name="Table_20_Contents">--table-border-thickness=TABLE_BORDER_THICKNESS</text:p>TABLE_BORDER_THICKNESS</table:table-cell><table:table-cell office:value-type="string" table:style-name="Table0.B2"><text:p text:style-name="Table_20_Contents">Specify the thickness of table borders in thousands of
a cm.  Default is 35.</text:p></table:table-cell></table:table-row><table:table-row><table:table-cell office:value-type="string" table:style-name="Table0.A2"><text:p text:style-name="Table_20_Contents">--add-syntax-highlighting</text:p>--add-syntax-highlighting</table:table-cell><table:table-cell office:value-type="string" table:style-name="Table0.B2"><text:p text:style-name="Table_20_Contents">Add syntax highlighting in literal code
blocks. Default is no. Requires installation of
Pygments.</text:p></table:table-cell></table:table-row></table:table></text:section></text:section>
      <text:section text:style-name="Sect1" text:name="Section6"><text:h text:outline-level="1" text:style-name="rststyle-heading1">4   Styles</text:h>4   <text:p text:style-name="rststyle-textbody"><text:span text:style-name="rststyle-inlineliteral">odtwriter</text:span> uses a number of styles that are defined in the
default <text:span text:style-name="rststyle-inlineliteral">styles.xml</text:span>.  This section describes those styles.</text:p><text:p text:style-name="rststyle-textbody">You can modify the look of documents generated by <text:span text:style-name="rststyle-inlineliteral">odtwriter</text:span> in
several ways:</text:p><text:list text:style-name="rststyle-bulletlist"><text:list-item><text:p text:style-name="rststyle-bulletitem">Open (a copy of) <text:span text:style-name="rststyle-inlineliteral">styles.odt</text:span> in <text:span text:style-name="rststyle-inlineliteral">OpenOffice/oowriter</text:span> and
modify the style you wish to change. Now, save this document,
then generate your documents using this modified copy of
<text:span text:style-name="rststyle-inlineliteral">styles.odt</text:span>.</text:p><text:p text:style-name="rststyle-bulletitem">In my version of <text:span text:style-name="rststyle-inlineliteral">oowriter</text:span>, to modify styles, either (1)
press F11 or (2) use menu item "Format/Styles and Formatting",
then right-click on the relevant style and select "Modify".
Modify the style, then save your document.</text:p></text:list-item><text:list-item><text:p text:style-name="rststyle-bulletitem">Open a document generated by <text:span text:style-name="rststyle-inlineliteral">odtwriter</text:span> in <text:span text:style-name="rststyle-quotation">oowriter`</text:span>.  Now,
edit the style you are interested in modifying.  Now, you
can extract the styles.xml file from your document and either
(1) use this as your default styles file or (2) copy and paste
the relevant style definition into your styles.xml.</text:p></text:list-item><text:list-item><text:p text:style-name="rststyle-bulletitem">Extract <text:span text:style-name="rststyle-inlineliteral">styles.xml</text:span> from <text:span text:style-name="rststyle-inlineliteral">styles.odt</text:span> using your favorite
<text:span text:style-name="rststyle-inlineliteral">zip/unzip</text:span> tool.  Then modify <text:span text:style-name="rststyle-inlineliteral">styles.xml</text:span> with a text
editor.  Now re-zip it back into your own <text:span text:style-name="rststyle-inlineliteral">styles.odt</text:span>, or use
it directly by specifying it with a command line flag.
<text:span text:style-name="rststyle-strong">Hint:</text:span> If you intend to extract <text:span text:style-name="rststyle-inlineliteral">styles.xml</text:span> from an
<text:span text:style-name="rststyle-inlineliteral">.odt</text:span> file (and then "re-zip" it), you should turn off XML
optimization/compression in <text:span text:style-name="rststyle-inlineliteral">oowriter</text:span>.  In order to this in
<text:span text:style-name="rststyle-inlineliteral">oowriter</text:span>, use Tools --&gt; Options... --&gt; Load-Save --&gt; General
and turn off "Size optimization for XML format".</text:p></text:list-item><text:list-item><text:p text:style-name="rststyle-bulletitem">Open an empty (or new) document in <text:span text:style-name="rststyle-inlineliteral">oowriter</text:span>.  Define the
styles described in this section.  Then, use that document (a
.odt file) as your stylesheet.  <text:span text:style-name="rststyle-inlineliteral">odtwriter</text:span> will extract the
<text:span text:style-name="rststyle-inlineliteral">styles.xml</text:span> file from that document and insert it into the
output document.</text:p></text:list-item><text:list-item><text:p text:style-name="rststyle-bulletitem">Some combination of the above.</text:p></text:list-item></text:list><text:section text:style-name="Sect2" text:name="Section7"><text:h text:outline-level="2" text:style-name="rststyle-heading2">4.1   Styles used by odtwriter</text:h>4.1   <text:p text:style-name="rststyle-textbody">This section describes the styles used by <text:span text:style-name="rststyle-inlineliteral">odtwriter</text:span>.</text:p><text:p text:style-name="rststyle-textbody">Note that we do not describe the "look" of these styles.  That can
be easily changed by using <text:span text:style-name="rststyle-inlineliteral">oowriter</text:span> to edit the document
<text:span text:style-name="rststyle-inlineliteral">styles.odt</text:span> (or a copy of it), and modifying any of the styles
described here.</text:p><text:p text:style-name="rststyle-textbody">To change the definition and appearance of these styles, open
<text:span text:style-name="rststyle-inlineliteral">styles.odt</text:span> in <text:span text:style-name="rststyle-inlineliteral">oowriter</text:span> and open the Styles and Formatting
window by using the following menu item:</text:p><text:p text:style-name="rststyle-blockquote">Format --&gt; Styles and Formatting</text:p><text:p text:style-name="rststyle-textbody">Then, click on the Paragraph Styles button or the Character Styles
button at the top of the Styles and Formatting window.  You may
also need to select "All Styles" from the drop-down selection list
at the bottom of the Styles and Formatting window in order to see
the styles used by <text:span text:style-name="rststyle-inlineliteral">odtwriter</text:span>.</text:p><text:p text:style-name="rststyle-textbody">Notice that you can make a copy of file <text:span text:style-name="rststyle-inlineliteral">styles.odt</text:span>, modify it
using <text:span text:style-name="rststyle-inlineliteral">oowriter</text:span>, and then use your copy with the
<text:span text:style-name="rststyle-inlineliteral">--stylesheet-path=&lt;file&gt;</text:span> command line option.  Example:</text:p><text:p xmlns:text="urn:oasis:names:tc:opendocument:xmlns:text:1.0" text:style-name="rststyle-codeblock">$ rst2odt.py --stylesheet-path=mystyles.odt test2.txt test2.odt</text:p><text:section text:style-name="Sect3" text:name="Section8"><text:h text:outline-level="3" text:style-name="rststyle-heading3">4.1.1   Paragraph styles</text:h>4.1.1   <text:p text:style-name="rststyle-textbody"><text:span text:style-name="rststyle-strong">rststyle-blockindent</text:span></text:p><text:p text:style-name="rststyle-blockindent">An indented block.</text:p><text:p text:style-name="rststyle-textbody"><text:span text:style-name="rststyle-strong">rststyle-blockquote</text:span></text:p><text:p text:style-name="rststyle-blockindent">A block quote.</text:p><text:p text:style-name="rststyle-textbody"><text:span text:style-name="rststyle-strong">rststyle-codeblock</text:span></text:p><text:p text:style-name="rststyle-blockindent">Literal code blocks -- A block of example code.  Derived from
the <text:span text:style-name="rststyle-inlineliteral">Preformatted Text</text:span> style in <text:span text:style-name="rststyle-inlineliteral">oowriter</text:span>.</text:p><text:p text:style-name="rststyle-textbody"><text:span text:style-name="rststyle-strong">rststyle-heading{1|2|3|4|5}</text:span></text:p><text:p text:style-name="rststyle-blockindent">Headings (sub-titles).  Five levels of sub-headings are
provided: rststyle-heading1 through rststyle-heading5.</text:p><text:p text:style-name="rststyle-textbody"><text:span text:style-name="rststyle-strong">rststyle-bodyindent</text:span></text:p><text:p text:style-name="rststyle-blockindent">An indented block.</text:p><text:p text:style-name="rststyle-textbody"><text:span text:style-name="rststyle-strong">rststyle-bulletitem</text:span></text:p><text:p text:style-name="rststyle-blockindent">An item in an bullet list.</text:p><text:p text:style-name="rststyle-textbody"><text:span text:style-name="rststyle-strong">rststyle-enumitem</text:span></text:p><text:p text:style-name="rststyle-blockindent">An item in an enumerated list.</text:p><text:p text:style-name="rststyle-textbody"><text:span text:style-name="rststyle-strong">rststyle-horizontalline</text:span></text:p><text:p text:style-name="rststyle-blockindent">A horizontal line, e.g. used for transitions.</text:p><text:p text:style-name="rststyle-textbody"><text:span text:style-name="rststyle-strong">rststyle-textbody</text:span></text:p><text:p text:style-name="rststyle-blockindent">Normal text</text:p></text:section><text:section text:style-name="Sect3" text:name="Section9"><text:h text:outline-level="3" text:style-name="rststyle-heading3">4.1.2   Character styles</text:h>4.1.2   <text:p text:style-name="rststyle-textbody"><text:span text:style-name="rststyle-strong">rststyle-emphasis</text:span></text:p><text:p text:style-name="rststyle-blockindent">Emphasis.  Normally rendered as italics.</text:p><text:p text:style-name="rststyle-textbody"><text:span text:style-name="rststyle-strong">rststyle-inlineliteral</text:span></text:p><text:p text:style-name="rststyle-blockindent">An inline literal.</text:p><text:p text:style-name="rststyle-textbody"><text:span text:style-name="rststyle-strong">rststyle-strong</text:span></text:p><text:p text:style-name="rststyle-blockindent">Strong emphasis.  Normally rendered as boldface.</text:p><text:p text:style-name="rststyle-textbody"><text:span text:style-name="rststyle-strong">rststyle-quotation</text:span></text:p><text:p text:style-name="rststyle-blockindent">In-line quoted material.</text:p><text:p text:style-name="rststyle-textbody"><text:span text:style-name="rststyle-strong">rststyle-codeblock-classname</text:span></text:p><text:p text:style-name="rststyle-blockindent">Syntax highlighting in literal code blocks -- class names.</text:p><text:p text:style-name="rststyle-textbody"><text:span text:style-name="rststyle-strong">rststyle-codeblock-comment</text:span></text:p><text:p text:style-name="rststyle-blockindent">Syntax highlighting in literal code blocks -- comments.</text:p><text:p text:style-name="rststyle-textbody"><text:span text:style-name="rststyle-strong">rststyle-codeblock-functionname</text:span></text:p><text:p text:style-name="rststyle-blockindent">Syntax highlighting in literal code blocks -- function names.</text:p><text:p text:style-name="rststyle-textbody"><text:span text:style-name="rststyle-strong">rststyle-codeblock-keyword</text:span></text:p><text:p text:style-name="rststyle-blockindent">Syntax highlighting in literal code blocks -- Python language
keywords.</text:p><text:p text:style-name="rststyle-textbody"><text:span text:style-name="rststyle-strong">rststyle-codeblock-name</text:span></text:p><text:p text:style-name="rststyle-blockindent">Syntax highlighting in literal code blocks -- other names, for
example, variables.</text:p><text:p text:style-name="rststyle-textbody"><text:span text:style-name="rststyle-strong">rststyle-codeblock-number</text:span></text:p><text:p text:style-name="rststyle-blockindent">Syntax highlighting in literal code blocks -- literal numbers,
including integers, floats, hex numbers, and octal numbers.</text:p><text:p text:style-name="rststyle-textbody"><text:span text:style-name="rststyle-strong">rststyle-codeblock-operator</text:span></text:p><text:p text:style-name="rststyle-blockindent">Syntax highlighting in literal code blocks -- Python operators.</text:p><text:p text:style-name="rststyle-textbody"><text:span text:style-name="rststyle-strong">rststyle-codeblock-string</text:span></text:p><text:p text:style-name="rststyle-blockindent">Syntax highlighting in literal code blocks -- literal strings.</text:p></text:section></text:section><text:section text:style-name="Sect2" text:name="Section10"><text:h text:outline-level="2" text:style-name="rststyle-heading2">4.2   Table styles</text:h>4.2   <text:p text:style-name="rststyle-textbody">Table styles are generated by <text:span text:style-name="rststyle-inlineliteral">oowriter</text:span> for each table that you
create.  Therefore, <text:span text:style-name="rststyle-inlineliteral">odtwriter</text:span> attempts to do something
similar.  These styles are created in the <text:span text:style-name="rststyle-inlineliteral">content.xml</text:span> document
in the generated <text:span text:style-name="rststyle-inlineliteral">.odt</text:span>.   These styles have names prefixed with
"rststyle-Table".</text:p></text:section></text:section>
      <text:section text:style-name="Sect1" text:name="Section11"><text:h text:outline-level="1" text:style-name="rststyle-heading1">5   Hints and Suggestions</text:h>5   <text:section text:style-name="Sect2" text:name="Section12"><text:h text:outline-level="2" text:style-name="rststyle-heading2">5.1   Table of contents</text:h>5.1   <text:p text:style-name="rststyle-textbody"><text:span text:style-name="rststyle-inlineliteral">odtwriter</text:span> can generate an outline style table of contents.
However, if you want an <text:span text:style-name="rststyle-inlineliteral">oowriter</text:span> style table of contents along
with the formatting control that <text:span text:style-name="rststyle-inlineliteral">oowriter</text:span> gives you, then you
may want to omit the <text:span text:style-name="rststyle-inlineliteral">.. contents::</text:span> directive and, after
generating your document, open it in <text:span text:style-name="rststyle-inlineliteral">oowriter</text:span> and insert a
table of contents.   That feature is under menu item:</text:p><text:p xmlns:text="urn:oasis:names:tc:opendocument:xmlns:text:1.0" text:style-name="rststyle-codeblock">Insert --&gt; Indexes and Tables --&gt; Indexes and Tables</text:p></text:section><text:section text:style-name="Sect2" text:name="Section13"><text:h text:outline-level="2" text:style-name="rststyle-heading2">5.2   Syntax highlighting</text:h>5.2   <text:p text:style-name="rststyle-textbody"><text:span text:style-name="rststyle-inlineliteral">odtwriter</text:span> can add syntax highlighting to code in literal code
blocks.  In order to activate this, do both of the following: (1)
install Pygments and (2) use the command line flag
<text:span text:style-name="rststyle-inlineliteral">--add-syntax-highlighting</text:span>.  You can find Pygments here:
<text:a xlink:type="simple" xlink:href="http://pygments.pocoo.org/">Pygments</text:a>.</text:p><text:p text:style-name="rststyle-textbody">The following styles are defined in styles.odt and are used for
literal code blocks and syntax highlighting:</text:p><text:list text:style-name="rststyle-bulletlist"><text:list-item><text:p text:style-name="rststyle-bulletitem">Paragraph styles:</text:p><text:list text:style-name="rststyle-bulletlist"><text:list-item><text:p text:style-name="rststyle-bulletitem">rststyle-codeblock -- The style for the code block as a whole.</text:p></text:list-item></text:list></text:list-item><text:list-item><text:p text:style-name="rststyle-bulletitem">Character styles:</text:p><text:list text:style-name="rststyle-bulletlist"><text:list-item><text:p text:style-name="rststyle-bulletitem">rststyle-codeblock-classname -- class names.</text:p></text:list-item><text:list-item><text:p text:style-name="rststyle-bulletitem">rststyle-codeblock-comment -- comments.</text:p></text:list-item><text:list-item><text:p text:style-name="rststyle-bulletitem">rststyle-codeblock-functionname -- function names.</text:p></text:list-item><text:list-item><text:p text:style-name="rststyle-bulletitem">rststyle-codeblock-keyword -- Python language keywords.</text:p></text:list-item><text:list-item><text:p text:style-name="rststyle-bulletitem">rststyle-codeblock-name -- other names, for example,
variables.</text:p></text:list-item><text:list-item><text:p text:style-name="rststyle-bulletitem">rststyle-codeblock-number -- literal numbers, including
integers, floats, hex numbers, and octal numbers.</text:p></text:list-item><text:list-item><text:p text:style-name="rststyle-bulletitem">rststyle-codeblock-operator -- Python operators.</text:p></text:list-item><text:list-item><text:p text:style-name="rststyle-bulletitem">rststyle-codeblock-string -- literal strings.</text:p></text:list-item></text:list></text:list-item></text:list><text:p text:style-name="rststyle-textbody">Each of the above styles has a default appearance that is defined
in <text:span text:style-name="rststyle-inlineliteral">styles.odt</text:span>.  To change that definition and appearance, open
<text:span text:style-name="rststyle-inlineliteral">styles.odt</text:span> in <text:span text:style-name="rststyle-inlineliteral">oowriter</text:span> and use menu item:</text:p><text:p text:style-name="rststyle-blockquote">Format --&gt; Styles and Formatting</text:p><text:p text:style-name="rststyle-textbody">Then, click on the Paragraph Styles button or the Character Styles
button at the top of the Styles and Formatting window.  You may
also need to select "All Styles" from the drop-down selection list
at the bottom of the Styles and Formatting window.</text:p><text:p text:style-name="rststyle-textbody"><office:annotation><text:p>Configuration for Emacs</text:p></office:annotation></text:p>Configuration for Emacs<text:p text:style-name="rststyle-textbody"><office:annotation><text:p>Local Variables:
mode: indented-text
indent-tabs-mode: nil
sentence-end-double-space: t
fill-column: 68
End:</text:p></office:annotation></text:p>Local Variables:
mode: indented-text
indent-tabs-mode: nil
sentence-end-double-space: t
fill-column: 68
End:</text:section></text:section>
      <text:section text:name="_rstFooterSection">
        <text:p text:style-name="rststyle-horizontalline"/>
        <text:p text:style-name="rststyle-textbody"><text:a xlink:type="simple" xlink:href="odtwriter.txt">View document source</text:a>Generated by <text:a xlink:type="simple" xlink:href="http://docutils.sourceforge.net/">Docutils</text:a> from <text:a xlink:type="simple" xlink:href="http://docutils.sourceforge.net/rst.html">reStructuredText</text:a> source.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ststyle-enumitem" style:family="paragraph" style:parent-style-name="Standard" style:list-style-name="rststyle-enumlist"/>
    <style:style style:name="rststyle-bulletitem" style:family="paragraph" style:parent-style-name="Standard" style:list-style-name="rststyle-bulletlist"/>
    <style:style style:name="rststyle-blockindent" style:family="paragraph">
      <style:paragraph-properties fo:margin-left="1cm" fo:margin-right="0cm" fo:text-indent="0cm" style:auto-text-indent="false"/>
    </style:style>
    <style:style style:name="rststyle-heading1" style:family="paragraph" style:parent-style-name="Heading_20_1" style:next-style-name="Text_20_body">
      <style:paragraph-properties fo:background-color="transparent">
        <style:background-image/>
      </style:paragraph-properties>
    </style:style>
    <style:style style:name="rststyle-heading2" style:family="paragraph" style:parent-style-name="Heading_20_2" style:next-style-name="Text_20_body"/>
    <style:style style:name="rststyle-heading3" style:family="paragraph" style:parent-style-name="Heading_20_3" style:next-style-name="Text_20_body"/>
    <style:style style:name="rststyle-heading4" style:family="paragraph" style:parent-style-name="Heading_20_4" style:next-style-name="Text_20_body"/>
    <style:style style:name="rststyle-heading5" style:family="paragraph" style:parent-style-name="Heading_20_5" style:next-style-name="Text_20_body"/>
    <style:style style:name="rststyle-blockquote" style:family="paragraph" style:parent-style-name="rststyle-bodyindent" style:class="text">
      <style:paragraph-properties fo:background-color="#ffff00">
        <style:background-image/>
      </style:paragraph-properties>
    </style:style>
    <style:style style:name="rststyle-bodyindent" style:family="paragraph" style:parent-style-name="Text_20_body_20_indent">
      <style:paragraph-properties fo:margin-left="1cm" fo:margin-right="0cm" fo:text-indent="0cm" style:auto-text-indent="false"/>
    </style:style>
    <style:style style:name="rststyle-horizontalline" style:family="paragraph" style:parent-style-name="Horizontal_20_Line"/>
    <style:style style:name="rststyle-textbody" style:family="paragraph" style:parent-style-name="Text_20_body"/>
    <style:style style:name="rststyle-codeblock" style:family="paragraph" style:parent-style-name="Preformatted_20_Text" style:master-page-name="">
      <style:paragraph-properties fo:margin-left="1cm" fo:margin-right="0cm" fo:text-indent="0cm" style:auto-text-indent="false" fo:background-color="#94bd5e" fo:padding="0.049cm" fo:border="0.002cm solid #000000" style:shadow="none">
        <style:background-image/>
      </style:paragraph-properties>
    </style:style>
    <style:style style:name="rststyle-centeredtextbody" style:family="paragraph" style:parent-style-name="rststyle-textbody">
      <style:paragraph-properties fo:text-align="center" style:justify-single-word="false"/>
    </style:style>
    <style:style style:name="rststyle-caption"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Nimbus Mono L" style:font-name-asian="Nimbus Mono L" style:font-name-complex="Nimbus Mono L"/>
    </style:style>
    <style:style style:name="rststyle-emphasis" style:family="text" style:parent-style-name="Emphasis">
      <style:text-properties style:font-weight-asian="normal" style:font-weight-complex="normal"/>
    </style:style>
    <style:style style:name="rststyle-strong" style:family="text">
      <style:text-properties fo:font-weight="bold" fo:background-color="transparent"/>
    </style:style>
    <style:style style:name="rststyle-inlineliteral" style:family="text" style:parent-style-name="Example">
      <style:text-properties fo:background-color="#e6e6ff"/>
    </style:style>
    <style:style style:name="rststyle-quotation" style:family="text" style:parent-style-name="Citation">
      <style:text-properties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rststyle-imageframe" style:family="graphic" style:parent-style-name="Graphics">
      <style:graphic-properties svg:x="0cm" svg:y="0cm"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ststyle-enumlist">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rststyle-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ooo="http://openoffice.org/2004/office" xmlns:xlink="http://www.w3.org/1999/xlink" xmlns:dc="http://purl.org/dc/elements/1.1/" office:version="1.0">
  <office:meta>
    <meta:generator>Docutils/rst2odf.py/1.0a</meta:generator>
    <meta:initial-creator>dkuhlman</meta:initial-creator>
    <meta:creation-date>2006-12-20T09:46:04</meta:creation-date>
    <dc:creator>dkuhlman</dc:creator>
    <dc:date>2006-12-20T09:46:04</dc:date>
    <dc:language>en-US</dc:language>
    <meta:editing-cycles>1</meta:editing-cycles>
    <meta:editing-duration>PT00M01S</meta:editing-duration>
    <dc:title>Odtwriter for Docutils</dc:title>
  </office:meta>
</office:document-meta>
</file>